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5073"/>
    </style:style>
    <style:style style:name="P2" style:family="paragraph" style:parent-style-name="Standard">
      <style:text-properties officeooo:rsid="00025073" officeooo:paragraph-rsid="00025073"/>
    </style:style>
    <style:style style:name="P3" style:family="paragraph" style:parent-style-name="Standard">
      <style:text-properties officeooo:rsid="0003310f" officeooo:paragraph-rsid="0003310f"/>
    </style:style>
    <style:style style:name="P4" style:family="paragraph" style:parent-style-name="Standard">
      <style:text-properties officeooo:rsid="00038135" officeooo:paragraph-rsid="00038135"/>
    </style:style>
    <style:style style:name="P5" style:family="paragraph" style:parent-style-name="Standard">
      <style:text-properties officeooo:rsid="0008fbf3" officeooo:paragraph-rsid="0008fbf3"/>
    </style:style>
    <style:style style:name="T1" style:family="text">
      <style:text-properties officeooo:rsid="0000e51b"/>
    </style:style>
    <style:style style:name="T2" style:family="text">
      <style:text-properties officeooo:rsid="00038135"/>
    </style:style>
    <style:style style:name="T3" style:family="text">
      <style:text-properties officeooo:rsid="0004b5bb"/>
    </style:style>
    <style:style style:name="T4" style:family="text">
      <style:text-properties officeooo:rsid="00071a0a"/>
    </style:style>
    <style:style style:name="T5" style:family="text">
      <style:text-properties officeooo:rsid="0008f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exte </text:p>
      <text:p text:style-name="P2">Paludisme et LAV</text:p>
      <text:p text:style-name="P2"/>
      <text:p text:style-name="Standard"><text:tab/>- cycle plasmo</text:p>
      <text:p text:style-name="Standard"><text:tab/>- cycle anophele</text:p>
      <text:p text:style-name="Standard"><text:tab/>- <text:span text:style-name="T1">comportement trphique</text:span></text:p>
      <text:p text:style-name="Standard"><text:tab/>- <text:span text:style-name="T1">influence de l’environnement sur les traits bioécologiques des anopheles (environnement ifluence emergeance, survie, dispersion, comportement d’alimentation et de repos, etc.) </text:span></text:p>
      <text:p text:style-name="Standard"><text:tab/>- <text:span text:style-name="T1">Lutte contre les vecteurs</text:span></text:p>
      <text:p text:style-name="P1"/>
      <text:p text:style-name="P3">Transmission résiduelle : problématique, définition, enjeux </text:p>
      <text:p text:style-name="Standard"><text:tab/>- limites des outils de <text:span text:style-name="T1">lav</text:span></text:p>
      <text:p text:style-name="Standard"><text:tab/>- <text:span text:style-name="T1">zoom sur les résistances</text:span></text:p>
      <text:p text:style-name="Standard"><text:tab/>- <text:span text:style-name="T1">définition TR (avec schéma killen)</text:span></text:p>
      <text:p text:style-name="Standard"><text:tab/>- <text:span text:style-name="T2">pistes pour redynamiser le progres (ces 3 pistes nécéssitent chacun une connaissance fine des dynamiques locales de la TR</text:span></text:p>
      <text:p text:style-name="Standard"/>
      <text:p text:style-name="P2">Objectifs et enjeux de la thèse</text:p>
      <text:p text:style-name="P2"/>
      <text:p text:style-name="P4">propos<text:span text:style-name="T4">ant</text:span> des approches <text:span text:style-name="T3">et méthodes permettant de répondre aux enjeux importants de gestion de la TR </text:span></text:p>
      <text:p text:style-name="P4"/>
      <text:p text:style-name="P4">- <text:span text:style-name="T5">Les outils en place protegent ils ? Où et quand la tranmission s’effectue t elle ? </text:span></text:p>
      <text:p text:style-name="P4">- <text:span text:style-name="T5">quels sont les déterminants des abondances ? Peut on prédire l’abondance ? </text:span></text:p>
      <text:p text:style-name="P5">- quels sont les déterminants des résistances physiologiques et comportementales ? Peut on les prédire ?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Taconet</meta:initial-creator>
    <meta:creation-date>2022-01-28T19:25:07.418685434</meta:creation-date>
    <dc:date>2022-01-28T21:56:13.851022024</dc:date>
    <dc:creator>Paul Taconet</dc:creator>
    <meta:editing-duration>PT35M29S</meta:editing-duration>
    <meta:editing-cycles>1</meta:editing-cycles>
    <meta:document-statistic meta:table-count="0" meta:image-count="0" meta:object-count="0" meta:page-count="1" meta:paragraph-count="18" meta:word-count="150" meta:character-count="963" meta:non-whitespace-character-count="814"/>
    <meta:generator>LibreOffice/6.0.7.3$Linux_X86_64 LibreOffice_project/00m0$Build-3</meta:generator>
  </office:meta>
</office:document-meta>
</file>